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enlo" svg:font-family="Menlo, Monaco, Consolas, monospace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Tunga" svg:font-family="Tung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parajita"/>
    </style:style>
    <style:style style:name="P2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descargar symfony*/</text:p>
      <text:p text:style-name="Standard">composer create-project symfony/framework-standard-edition my_project_name &lt;version&gt;</text:p>
      <text:p text:style-name="Standard"/>
      <text:p text:style-name="Standard">/*iniciamos la aplicacion*/</text:p>
      <text:p text:style-name="Standard">http://localhost/todoSymfony/asignaciones/web/app_dev.php</text:p>
      <text:p text:style-name="Standard"/>
      <text:p text:style-name="Standard">/*problema con */</text:p>
      <text:p text:style-name="Standard"/>
      <text:p text:style-name="Standard">intl extension should be available</text:p>
      <text:p text:style-name="Standard">Install and enable the intl extension (used for validators).</text:p>
      <text:p text:style-name="Standard"/>
      <text:p text:style-name="Standard">solucion: dentro de php.ini </text:p>
      <text:p text:style-name="Standard">habilitar la extension extension=php_intl.dll</text:p>
      <text:p text:style-name="Standard"/>
      <text:p text:style-name="Standard">/*creo <text:s/>una <text:s/>base de datos dentro del phpmyadmin*/</text:p>
      <text:p text:style-name="Standard"/>
      <text:p text:style-name="Standard">nombreDB: asignaciones</text:p>
      <text:p text:style-name="Standard"><text:s/></text:p>
      <text:p text:style-name="Standard">/*dentro de app/config/parameters.yml*/</text:p>
      <text:p text:style-name="Standard"/>
      <text:p text:style-name="Standard"># This file is auto-generated during the composer install<text:line-break/>parameters:<text:line-break/> <text:s text:c="3"/></text:p>
      <text:p text:style-name="Standard">database_host: localhost<text:line-break/> <text:s text:c="3"/></text:p>
      <text:p text:style-name="Standard">database_port: null<text:line-break/> <text:s text:c="3"/></text:p>
      <text:p text:style-name="Standard">database_name: asignaciones<text:line-break/> <text:s text:c="3"/></text:p>
      <text:p text:style-name="Standard">database_user: gespinosa<text:line-break/> <text:s text:c="3"/></text:p>
      <text:p text:style-name="Standard">database_password: gustavo<text:line-break/> <text:s text:c="3"/></text:p>
      <text:p text:style-name="Standard">mailer_transport: smtp<text:line-break/> <text:s text:c="3"/></text:p>
      <text:p text:style-name="Standard">mailer_host: 127.0.0.1<text:line-break/> <text:s text:c="3"/></text:p>
      <text:p text:style-name="Standard">mailer_user: null<text:line-break/> <text:s text:c="3"/></text:p>
      <text:p text:style-name="Standard">mailer_password: null<text:line-break/> <text:s text:c="3"/></text:p>
      <text:p text:style-name="Standard">secret: ThisTokenIsNotSoSecretChangeIt</text:p>
      <text:p text:style-name="Standard"/>
      <text:p text:style-name="Standard">/* Generar bundle en formato camel case y con el subfijo Bundle*/</text:p>
      <text:p text:style-name="Standard">/* nos posicionamos en la raiz del proyecto</text:p>
      <text:p text:style-name="Standard"/>
      <text:p text:style-name="Standard">php app/console generate:bundle --namespace=Acme/TestBundle</text:p>
      <text:p text:style-name="Standard"/>
      <text:p text:style-name="Standard">resultado: </text:p>
      <text:p text:style-name="Standard"/>
      <text:p text:style-name="Standard"><text:line-break/>l</text:p>
      <text:p text:style-name="P2"><text:soft-page-break/>&gt; Generating a sample bundle skeleton into C:\xampp\htdocs\todoSymfony\asignaciones\app/../src/AGE/User</text:p>
      <text:p text:style-name="P2">Bundle OK!</text:p>
      <text:p text:style-name="P2">&gt; Checking that the bundle is autoloaded: O</text:p>
      <text:p text:style-name="P2">&gt; Enabling the bundle inside C:\xampp\htdocs\todoSymfony\asignaciones\app\AppKernel.php: OK</text:p>
      <text:p text:style-name="P2">&gt; Importing the bundle's routes from the C:\xampp\htdocs\todoSymfony\asignaciones\app\config\routing.ym</text:p>
      <text:p text:style-name="P2">l file: OK</text:p>
      <text:p text:style-name="P2">&gt;Importing the bundle'sservices.yml from the C:\xampp\htdocs\todoSymfony\asignaciones\app\config\conf</text:p>
      <text:p text:style-name="P2">ig.yml file:OK</text:p>
      <text:p text:style-name="P1"/>
      <text:p text:style-name="P1">11:3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'Courier New', monospace"/>
    <style:font-face style:name="Menlo" svg:font-family="Menlo, Monaco, Consolas, monospace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Tunga" svg:font-family="Tung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Mincho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3S</meta:editing-duration>
    <meta:editing-cycles>4</meta:editing-cycles>
    <meta:generator>OpenOffice.org/3.4.1$Win32 OpenOffice.org_project/341m1$Build-9593</meta:generator>
    <dc:date>2016-10-22T09:44:17.16</dc:date>
    <meta:document-statistic meta:table-count="0" meta:image-count="0" meta:object-count="0" meta:page-count="2" meta:paragraph-count="38" meta:word-count="151" meta:character-count="1504"/>
    <meta:user-defined meta:name="Info 1"/>
    <meta:user-defined meta:name="Info 2"/>
    <meta:user-defined meta:name="Info 3"/>
    <meta:user-defined meta:name="Info 4"/>
  </office:meta>
</office:document-meta>
</file>